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ublic Service Announcement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n’t be here if: symptoms, waiting for test result etc.</text:p>
              </text:list-item>
              <text:list-item>
                <text:p>Face coverings (e.g. masks) are mandatory (except: verified medical reason)</text:p>
              </text:list-item>
              <text:list-item>
                <text:p>Maintain 1m distance in lab</text:p>
              </text:list-item>
              <text:list-item>
                <text:p>Clean your workstation</text:p>
              </text:list-item>
              <text:list-item>
                <text:p>Take a pic of your seat number/surroundings (potential contact tracing)</text:p>
              </text:list-item>
              <text:list-item>
                <text:p>We have to stop at :45, so we’ll start at :00 sharp</text:p>
              </text:list-item>
            </text:list>
            <text:list text:style-name="L3">
              <text:list-item>
                <text:p><text:span text:style-name="T1">Many more details at: </text:span><text:s/><text:span text:style-name="T2"><text:a xlink:href="https://www.tcd.ie/about/coronavirus/phased-reopening-plans/assets/student-induction.pdf" xlink:type="simple">https://www.tcd.ie/about/coronavirus/phased-reopening-plans/assets/student-induction.pdf</text:a></text:span><text:s/><text:line-break/><text:span text:style-name="T2"><text:a xlink:href="https://www.tcd.ie/about/coronavirus/" xlink:type="simple">https://www.tcd.ie/about/coronavirus/</text:a>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2T13:04:27.005152803</meta:creation-date>
    <dc:date>2021-09-22T13:04:40.823621352</dc:date>
    <meta:editing-duration>PT14S</meta:editing-duration>
    <meta:editing-cycles>1</meta:editing-cycles>
    <meta:document-statistic meta:object-count="25"/>
    <meta:generator>LibreOffice/7.1.5.2$Linux_X86_64 LibreOffice_project/10$Build-2</meta:generator>
  </office:meta>
</office:document-meta>
</file>